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7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text-properties fo:font-size="12pt" officeooo:rsid="000812dc" officeooo:paragraph-rsid="000812dc" style:font-size-asian="12pt"/>
    </style:style>
    <style:style style:name="P13" style:family="paragraph" style:parent-style-name="Standard">
      <style:paragraph-properties style:snap-to-layout-grid="false"/>
      <style:text-properties fo:font-size="12pt" officeooo:rsid="000812dc" officeooo:paragraph-rsid="000812dc" style:font-size-asian="12pt"/>
    </style:style>
    <style:style style:name="P14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872a7" officeooo:paragraph-rsid="000872a7" style:font-size-asian="12pt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officeooo:rsid="000872a7" officeooo:paragraph-rsid="000872a7" style:font-name-complex="Helvetica"/>
    </style:style>
    <style:style style:name="P18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872a7" style:font-weight-complex="bold"/>
    </style:style>
    <style:style style:name="T2" style:family="text">
      <style:text-properties officeooo:rsid="000872a7"/>
    </style:style>
    <style:style style:name="T3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(project name)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3">44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12">Ghazal Shojaee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13">04-11-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><text:span text:style-name="T1">- I read the past documentations</text:span></text:p>
            <text:p text:style-name="P7"><text:span text:style-name="T1">- Met Lorenzo and Andrea to take some information about data that are used in DB of the project</text:span></text:p>
            <text:p text:style-name="P7"><text:span text:style-name="T1">- Worked on the formulas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7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7">-<text:span text:style-name="T2">Meet the customers</text:span></text:p>
            <text:p text:style-name="P15"><text:span text:style-name="T2">-Work on project design with Lorenzo</text:span></text:p>
            <text:p text:style-name="P15"><text:span text:style-name="T2">-Assign a meeting with my colleagues to work on the italian pdf and turn into english</text:span></text:p>
            <text:p text:style-name="P15"><text:span text:style-name="T2">-If there will be enough time, starting some implementation of coding.</text:span></text:p>
            <text:p text:style-name="P15"><text:span text:style-name="T2"/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6">3</text:p>
          </table:table-cell>
          <table:table-cell table:style-name="Table4.A2" office:value-type="string">
            <text:p text:style-name="P16">First meeting with andrea and lorenzo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6">5</text:p>
          </table:table-cell>
          <table:table-cell table:style-name="Table4.A2" office:value-type="string">
            <text:p text:style-name="P16">Lessons &amp; meeting with andrea and lorenzo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6">2</text:p>
          </table:table-cell>
          <table:table-cell table:style-name="Table4.A2" office:value-type="string">
            <text:p text:style-name="P16">Reading docum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6">2</text:p>
          </table:table-cell>
          <table:table-cell table:style-name="Table4.A2" office:value-type="string">
            <text:p text:style-name="P16">Reading docum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6">3</text:p>
          </table:table-cell>
          <table:table-cell table:style-name="Table4.A10" office:value-type="string">
            <text:p text:style-name="P16">Think at db desig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6">Total Hours</text:p>
          </table:table-cell>
          <table:table-cell table:style-name="Table4.A11" office:value-type="string">
            <text:p text:style-name="P17">15</text:p>
          </table:table-cell>
          <table:table-cell table:style-name="Table4.A11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04T11:27:31.003000000</dc:date>
    <meta:print-date>1998-10-09T11:53:00</meta:print-date>
    <meta:editing-cycles>14</meta:editing-cycles>
    <meta:editing-duration>PT36M18S</meta:editing-duration>
    <meta:generator>LibreOffice/4.1.2.3$Windows_x86 LibreOffice_project/40b2d7fde7e8d2d7bc5a449dc65df4d08a7dd38</meta:generator>
    <meta:document-statistic meta:table-count="4" meta:image-count="3" meta:object-count="0" meta:page-count="2" meta:paragraph-count="43" meta:word-count="127" meta:character-count="716" meta:non-whitespace-character-count="631"/>
  </office:meta>
</office:document-meta>
</file>